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2" style:master-page-name="Standard">
      <style:paragraph-properties fo:text-align="center" style:justify-single-word="false" style:page-number="1"/>
    </style:style>
    <style:style style:name="P3" style:family="paragraph" style:parent-style-name="Heading_20_3">
      <style:paragraph-properties fo:text-align="justify" style:justify-single-word="false"/>
    </style:style>
    <style:style style:name="P4" style:family="paragraph" style:parent-style-name="Heading_20_4">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t038a0ud94nm"/>Borrador 1 - Documentación Proyecto Integrado</text:p>
      <text:p text:style-name="P3"><text:bookmark text:name="_x2hkav20byxt"/>Introducción</text:p>
      <text:p text:style-name="P1">[Añadir información del anteproyecto mejorada]</text:p>
      <text:p text:style-name="P1"/>
      <text:p text:style-name="P3"><text:bookmark text:name="_rjeryc7rf8az"/>Estudio de viabilidad</text:p>
      <text:p text:style-name="Heading_20_4"><text:bookmark text:name="_ujyca1nppiko"/>Alcance del proyecto</text:p>
      <text:p text:style-name="P1">El objetivo del presente proyecto abarca todas las fases del proceso de desarrollo de una aplicación web destinada a la gestión de notas personales en tableros web. En primer lugar abordaremos el análisis del problema en función de los requerimientos obtenidos se elaborará el diseño de la solución más óptima.</text:p>
      <text:p text:style-name="P1"/>
      <text:p text:style-name="P1">La aplicación estará destinada al público general que actualmente no dispone de un método con el que almacenar las notas tomadas diariamente, o no se encuentran satisfechas con las actuales alternativas en el mercado.</text:p>
      <text:p text:style-name="P1"/>
      <text:p text:style-name="P1">La duración estimada del proyecto es de 3 meses teniendo como plazo límite el día 18 de junio de 2019, fecha en la que la versión definitiva de la aplicación debe estar implementada en el sistema de explotación real.</text:p>
      <text:p text:style-name="P4"><text:bookmark text:name="_jpixtf4c85rd"/>Descripción del sistema actual</text:p>
      <text:p text:style-name="P1">El sistema actual, el cual está basado en sistemas con cierta antigüedad, es un sistema poco flexible en términos de personalización y organización. Actualmente pocas aplicaciones permiten al usuario ser el que escoja la posición, distribución y contenido de las notas. Mientras que en el escritorio tradicional la organización de los diferentes elementos se ha basado en la elección de los propios usuarios, en la web hasta hace no demasiado era complejo simular una situación similar. Es por esto que muchas aplicaciones mantienen un estilo diseñado para adaptarse a cualquier pantalla, en vez de ofrecer soluciones que aunque estén más limitadas, permitan al usuario trabajar de la misma forma que se haría en escritorio.</text:p>
      <text:p text:style-name="P1"/>
      <text:p text:style-name="P1">Además de esto, los sistemas de tomado de notas normalmente implican el uso de demasiados datos personales, y muchas de estas aplicaciones los utilizan para generar beneficios a costa de los usuarios.</text:p>
      <text:p text:style-name="P1"/>
      <text:p text:style-name="P1"/>
      <text:p text:style-name="P1"/>
      <text:p text:style-name="P4"><text:bookmark text:name="_63whsfp90g1i"/>Descripción del sistema nuevo</text:p>
      <text:p text:style-name="P1">El nuevo sistema permite al usuario escoger la posición, agrupación y personalización de cada una de sus notas, así como la gestión de sus datos personales de una forma segura y cómoda.</text:p>
      <text:p text:style-name="P1"/>
      <text:p text:style-name="P1">Aunque el objetivo de la aplicación es preservar la privacidad del usuario en su mayoría, es necesario almacenar cierta información 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348" meta:character-count="2190" meta:non-whitespace-character-count="1855"/>
    <meta:generator>LibreOfficeDev/6.0.5.2$Linux_X86_64 LibreOffice_project/</meta:generator>
  </office:meta>
</office:document-meta>
</file>